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e7a43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1e7a43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لنَّصْرۣ]</text:h>
      <text:p text:style-name="P2" loext:marker-style-name="T2"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 </text:span><text:span text:style-name="T2">إِذَا جَآءَ نَصْرُ </text:span><text:span text:style-name="T5">۴</text:span><text:span text:style-name="T2">للَّهِ وَاڤْفَتْحُ </text:span><text:span text:style-name="T3">(1)</text:span><text:span text:style-name="T2"> وَرَأَيْتَ </text:span><text:span text:style-name="T5">۰</text:span><text:span text:style-name="T2">لنَّاسَ يَدْخُلُونَ فِى دِيـنِ </text:span><text:span text:style-name="T5">۱</text:span><text:span text:style-name="T2">للَّهِ أَفْوَاجاً </text:span><text:span text:style-name="T3">(2)</text:span><text:span text:style-name="T2"> فَسَبِّحْ بِحَمْدِ رَبِّكَ وَاسْتَغْفِرْهُؐ إِنَّهُ„ كَانَ تَوَّاباً </text:span><text:span text:style-name="T3">(3)</text:span><text:span text:style-name="T2">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51:08.360096751</meta:creation-date>
    <dc:date>2025-03-03T14:51:14.446792294</dc:date>
    <meta:editing-duration>PT8S</meta:editing-duration>
    <meta:editing-cycles>1</meta:editing-cycles>
    <meta:document-statistic meta:table-count="0" meta:image-count="0" meta:object-count="0" meta:page-count="1" meta:paragraph-count="2" meta:word-count="28" meta:character-count="149" meta:non-whitespace-character-count="122"/>
    <meta:generator>LibreOffice/24.8.2.1$Linux_X86_64 LibreOffice_project/0f794b6e29741098670a3b95d60478a65d05ef13</meta:generator>
  </office:meta>
</office:document-meta>
</file>